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8">
      <style:text-properties fo:font-weight="bold" style:font-weight-asian="bold" style:font-weight-complex="bold"/>
    </style:style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>
      <style:paragraph-properties fo:text-align="start" style:justify-single-word="false"/>
      <style:text-properties fo:font-size="26pt" style:font-size-asian="26pt" style:font-size-complex="26pt"/>
    </style:style>
    <style:style style:name="P10" style:family="paragraph" style:parent-style-name="Standard">
      <style:text-properties fo:font-size="16pt" style:font-size-asian="16pt" style:font-size-complex="16pt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style:writing-mode="lr-t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sv" fo:country="SE"/>
    </style:style>
    <style:style style:name="T6" style:family="text">
      <style:text-properties fo:language="sv" fo:country="SE" fo:font-weight="normal" style:font-weight-asian="normal" style:font-weight-complex="normal"/>
    </style:style>
    <style:style style:name="T7" style:family="text">
      <style:text-properties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User Stories</text:span></text:p>
      <text:p text:style-name="P1"/>
      <text:p text:style-name="P3">FR = Functional Requirement</text:p>
      <text:p text:style-name="P3">UI = User Interface</text:p>
      <text:p text:style-name="P3">Sprint = 1 vecka med deadline på fredagar</text:p>
      <text:p text:style-name="Standard"><text:span text:style-name="T1"/></text:p>
      <text:p text:style-name="P10"><text:span text:style-name="T1">Sprint 1:</text:span></text:p>
      <text:p text:style-name="Standard"><text:span text:style-name="T1"/></text:p>
      <text:p text:style-name="Standard"><text:span text:style-name="T1">ID:</text:span> FR01</text:p>
      <text:p text:style-name="Standard"><text:span text:style-name="T1">Namn:</text:span> Rör en fyrkant med hjälp utav två knappar</text:p>
      <text:p text:style-name="Standard"><text:span text:style-name="T1">Beskrivning:</text:span> En fyrkant, lokaliserad vid skärmens nedre mitt, skall flyttas i positiv x-led när den högra utav de två knapparna, lokaliserade vid skärmens nedre vänstra hörn, aktiveras. Fyrkanten skall flyttas i negativ x-led när den vänstra utav de två knapparna aktiveras.</text:p>
      <text:p text:style-name="Standard"><text:span text:style-name="T1">Testfall:<text:tab/> <text:s text:c="3"/></text:span>1. <text:s text:c="2"/>Aktivera den högra knappen</text:p>
      <text:list xml:id="list1958188976" text:style-name="L2">
        <text:list-item>
          <text:list>
            <text:list-item>
              <text:list>
                <text:list-item>
                  <text:p text:style-name="P2">Notera att fyrkanten rör sig i positiv x-led</text:p>
                </text:list-item>
                <text:list-item>
                  <text:p text:style-name="P2">Aktivera den vänstra knappen</text:p>
                </text:list-item>
                <text:list-item>
                  <text:p text:style-name="P2">Notera att fyrkanten rör sig i negativ x-led</text:p>
                </text:list-item>
              </text:list>
            </text:list-item>
          </text:list>
        </text:list-item>
      </text:list>
      <text:p text:style-name="Standard"><text:span text:style-name="T1"/></text:p>
      <text:p text:style-name="Standard"><text:span text:style-name="T1">ID:</text:span> UI01</text:p>
      <text:p text:style-name="Standard"><text:span text:style-name="T1">Namn: </text:span><text:span text:style-name="T4">Bakgrundsbild</text:span></text:p>
      <text:p text:style-name="Standard"><text:span text:style-name="T1">Beskrivning:</text:span> En stilla bakgrundsbild visas på skärmen när spelet startas</text:p>
      <text:p text:style-name="Standard"/>
      <text:p text:style-name="Standard"><text:span text:style-name="T1">ID:</text:span> UI02</text:p>
      <text:p text:style-name="Standard"><text:span text:style-name="T1">Namn:</text:span> Rymdskepp för spelaren</text:p>
      <text:p text:style-name="Standard"><text:span text:style-name="T1">Beskrivning:</text:span> En bild av ett rymdskepp skall visas istället för den rörliga rutan</text:p>
      <text:p text:style-name="Standard"/>
      <text:p text:style-name="Standard"/>
      <text:p text:style-name="P11">Sprint 2:</text:p>
      <text:p text:style-name="P3"/>
      <text:p text:style-name="Standard"><text:span text:style-name="T1">ID:</text:span> FR02</text:p>
      <text:p text:style-name="Standard"><text:span text:style-name="T1">Namn:</text:span> Fiendeskepp</text:p>
      <text:p text:style-name="Standard"><text:span text:style-name="T1">Beskrivning:</text:span> I övre delen av skärmen skall ett begränsat antal fiendeskepp framträda. De skall röra sig nedåt längs skärmen.</text:p>
      <text:p text:style-name="Standard"><text:span text:style-name="T1">Testfall:<text:tab/> </text:span><text:span text:style-name="T4">1. Notera att fiendeskeppen inte hamnar utanför skärmens mått</text:span></text:p>
      <text:list xml:id="list541882230" text:style-name="L4">
        <text:list-item>
          <text:list>
            <text:list-item>
              <text:list>
                <text:list-item>
                  <text:p text:style-name="P5"><text:span text:style-name="T4">Notera att samtliga fiendeskepp ritas ut</text:span></text:p>
                </text:list-item>
                <text:list-item>
                  <text:p text:style-name="P5"><text:span text:style-name="T4">Notera att de rör sig i negativ y-led</text:span></text:p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1">ID:</text:span> UI03</text:p>
      <text:p text:style-name="Standard"><text:span text:style-name="T1">Namn:</text:span> Fiendeskeppsbild</text:p>
      <text:p text:style-name="Standard"><text:span text:style-name="T2">Beskrivning:</text:span><text:span text:style-name="T4"> Fiendeskeppen skall presenteras med bild på skärmen</text:span></text:p>
      <text:p text:style-name="Standard"><text:span text:style-name="T4"/></text:p>
      <text:p text:style-name="Standard"><text:span text:style-name="T1">ID:</text:span> FR03</text:p>
      <text:p text:style-name="Standard"><text:span text:style-name="T1">Namn:</text:span> Skott</text:p>
      <text:p text:style-name="Standard"><text:span text:style-name="T1">Beskrivning:</text:span> Spelarskeppet &amp; fiendeskeppen skall kunna avfyra skott konstant.</text:p>
      <text:p text:style-name="Standard"><text:span text:style-name="T1">Testfall:<text:tab/> </text:span><text:span text:style-name="T4">1. Notera att skott framträder framför respektive skepp</text:span></text:p>
      <text:list xml:id="list131658992" text:style-name="L5">
        <text:list-item>
          <text:list>
            <text:list-item>
              <text:list>
                <text:list-item>
                  <text:p text:style-name="P6"><text:span text:style-name="T4">Notera att skotten rör sig i rätt riktning, dvs negativ y-led för fiendeskepp, samt positiv </text:span><text:soft-page-break/><text:span text:style-name="T4">y-led för spelarskepp.</text:span></text:p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1">ID:</text:span> UI04</text:p>
      <text:p text:style-name="Standard"><text:span text:style-name="T1">Namn:</text:span> Skottbild</text:p>
      <text:p text:style-name="Standard"><text:span text:style-name="T2">Beskrivning:</text:span><text:span text:style-name="T4"> Skotten skall presenteras med bild på skärmen</text:span></text:p>
      <text:p text:style-name="Standard"><text:span text:style-name="T4"/></text:p>
      <text:p text:style-name="Standard"><text:span text:style-name="T1">ID:</text:span> FR04</text:p>
      <text:p text:style-name="Standard"><text:span text:style-name="T1">Namn:</text:span> <text:span text:style-name="T5">Kollisionshantering</text:span></text:p>
      <text:p text:style-name="Standard"><text:span text:style-name="T1">Beskrivning: </text:span><text:span text:style-name="T4">Vid kollision mellan skepp och skott skall objektet försvinna från skärmen.</text:span></text:p>
      <text:p text:style-name="Standard"><text:span text:style-name="T1">Testfall:<text:tab/> </text:span><text:span text:style-name="T4">1. Notera att spelarskeppet endast påverkas av fiendeskott (och inte sina egna)</text:span></text:p>
      <text:list xml:id="list1388365724" text:style-name="L7">
        <text:list-item>
          <text:list>
            <text:list-item>
              <text:list>
                <text:list-item>
                  <text:p text:style-name="P8"><text:span text:style-name="T4">Notera att fiendeskeppen endast påverkas av spelarskott</text:span></text:p>
                </text:list-item>
                <text:list-item>
                  <text:p text:style-name="P8"><text:span text:style-name="T4">Notera att spelarskeppet påverkas vid kollision av fiendeskepp</text:span></text:p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1">ID:</text:span> FR05</text:p>
      <text:p text:style-name="Standard"><text:span text:style-name="T1">Namn:</text:span> <text:span text:style-name="T5">Livräknare för spelaren</text:span></text:p>
      <text:p text:style-name="Standard"><text:span text:style-name="T1">Beskrivning: </text:span><text:span text:style-name="T4">Spelaren skall starta med 3 liv och dessa skall reduceras när man kolliderar med något. När alla liv har förbrukats så skall spelet avslutas.</text:span></text:p>
      <text:p text:style-name="Standard"><text:span text:style-name="T1">Testfall:<text:tab/> </text:span><text:span text:style-name="T4">1. Notera att livräknaren påverkas av att bli beskjuten</text:span></text:p>
      <text:list xml:id="list1069782844" text:style-name="L6">
        <text:list-item>
          <text:list>
            <text:list-item>
              <text:list>
                <text:list-item>
                  <text:p text:style-name="P7"><text:span text:style-name="T4">Notera att livräknaren påverkas av att kollidera med fiendeskepp</text:span></text:p>
                </text:list-item>
              </text:list>
            </text:list-item>
          </text:list>
        </text:list-item>
      </text:list>
      <text:p text:style-name="Standard"><text:span text:style-name="T4"/></text:p>
      <text:p text:style-name="Standard"><text:span text:style-name="T1">ID:</text:span> UI05</text:p>
      <text:p text:style-name="Standard"><text:span text:style-name="T1">Namn:</text:span> Visning av antal liv</text:p>
      <text:p text:style-name="P12"><text:span text:style-name="T2">Beskrivning:</text:span><text:span text:style-name="T4"> Antalet liv skall visas i längst upp i mitten på skärmen. Hjärtan eller skepp kommer att symbolisera antalet liv. </text:span></text:p>
      <text:p text:style-name="Standard"><text:span text:style-name="T4"/></text:p>
      <text:p text:style-name="Standard"><text:span text:style-name="T1">ID:</text:span> FR06</text:p>
      <text:p text:style-name="Standard"><text:span text:style-name="T1">Namn:</text:span> <text:span text:style-name="T5">Poängräkning</text:span></text:p>
      <text:p text:style-name="Standard"><text:span text:style-name="T1">Beskrivning: </text:span><text:span text:style-name="T4">När spelaren dödat fiendeskepp så tilldelas ett visst poäng som visas i övre vänstra hörnet.</text:span></text:p>
      <text:p text:style-name="Standard"><text:span text:style-name="T1">Testfall:<text:tab/> </text:span><text:span text:style-name="T4">1. Notera att poängen ökar när fiender träffas av skott</text:span></text:p>
      <text:p text:style-name="Standard"><text:span text:style-name="T4"/></text:p>
      <text:p text:style-name="Standard"><text:span text:style-name="T1">ID:</text:span> UI06</text:p>
      <text:p text:style-name="Standard"><text:span text:style-name="T1">Namn:</text:span> Visning av poäng</text:p>
      <text:p text:style-name="P12"><text:span text:style-name="T2">Beskrivning:</text:span><text:span text:style-name="T4"> Poäng skall visas längst upp i vänstra hörnet.</text:span></text:p>
      <text:p text:style-name="Standard"><text:span text:style-name="T4"/></text:p>
      <text:p text:style-name="Standard"><text:span text:style-name="T4"/></text:p>
      <text:p text:style-name="P11">Sprint 3:</text:p>
      <text:p text:style-name="P3"/>
      <text:p text:style-name="Standard"><text:span text:style-name="T1">ID:</text:span> FR07</text:p>
      <text:p text:style-name="Standard"><text:span text:style-name="T1">Namn:</text:span> <text:span text:style-name="T5">Olika banor</text:span></text:p>
      <text:p text:style-name="Standard"><text:span text:style-name="T1">Beskrivning: </text:span><text:span text:style-name="T4">När samtliga fiender antingen har dödats eller passerat nedre delen av skärmen, så skall en ny bana skapas. Sammanlagt är det 6 banor där “Neptunus” är namnet på den första banan, och “Jorden/Tellus” är namnet på den sista banan. När samtliga banor har avklarats så skall spelet avslutas.</text:span></text:p>
      <text:p text:style-name="P3">Testfall:<text:tab/> <text:span text:style-name="T4">1. </text:span></text:p>
      <text:p text:style-name="P3"><text:span text:style-name="T4"/></text:p>
      <text:p text:style-name="Standard"><text:span text:style-name="T1">ID:</text:span> UI07</text:p>
      <text:p text:style-name="Standard"><text:span text:style-name="T1">Namn:</text:span> Namnvisning av aktuell bana.</text:p>
      <text:p text:style-name="P3"><text:span text:style-name="T7">Beskrivning: </text:span><text:span text:style-name="T4">Namnet på aktuell bana visas i övre högra hörnet.</text:span></text:p>
      <text:p text:style-name="P3"><text:soft-page-break/><text:span text:style-name="T4"/></text:p>
      <text:p text:style-name="Standard"><text:span text:style-name="T1">ID:</text:span> UI08</text:p>
      <text:p text:style-name="Standard"><text:span text:style-name="T1">Namn:</text:span> <text:span text:style-name="T5">Olika bakgrundsbilder till banorna</text:span></text:p>
      <text:p text:style-name="Standard"><text:span text:style-name="T1">Beskrivning: </text:span><text:span text:style-name="T4">Till samtliga banor skall en bild på respektive planet visas i bakgrunden. Banor som skall inkluderas är följande: Neptunus, Uranus, Saturnus, Jupiter, Mars &amp; Jorden/Tellus.</text:span></text:p>
      <text:p text:style-name="P3"><text:span text:style-name="T4"/></text:p>
      <text:p text:style-name="Standard"><text:span text:style-name="T1">ID:</text:span> FR08</text:p>
      <text:p text:style-name="Standard"><text:span text:style-name="T1">Namn:</text:span> <text:span text:style-name="T5">Olika fiender</text:span></text:p>
      <text:p text:style-name="Standard"><text:span text:style-name="T1">Beskrivning: </text:span><text:span text:style-name="T4">På varje bana finns en eller flera olika fiendetyper som har olika beteendemönster. Vissa fiender på senare banor kräver mer skada för att dö. </text:span></text:p>
      <text:p text:style-name="Standard"><text:span text:style-name="T3">Testfall</text:span><text:span text:style-name="T4">:<text:tab/> 1. Notera att fienderna dör av rätt antal skott.</text:span></text:p>
      <text:p text:style-name="Standard"><text:span text:style-name="T4"/></text:p>
      <text:p text:style-name="Standard"><text:span text:style-name="T1">ID:</text:span> FR09</text:p>
      <text:p text:style-name="Standard"><text:span text:style-name="T1">Namn:</text:span> <text:span text:style-name="T5">Boss</text:span></text:p>
      <text:p text:style-name="Standard"><text:span text:style-name="T1">Beskrivning: </text:span><text:span text:style-name="T4">När alla fiender på sista banan (Jorden) har försvunnit (dött eller passerat nedre delen av skärmen), så skall en sista fiende framträda – bossen/moderskeppet. Den rör sig sidleds överst på skärmen (istället för nedåt som för “vanliga” fiender) och är svår att döda. Klarar man att döda bossen, så har man avklarat spelet.</text:span></text:p>
      <text:p text:style-name="P3"><text:span text:style-name="T5">Testfall</text:span><text:span text:style-name="T6">:<text:tab/> Samma som för vanliga fiender</text:span></text:p>
      <text:p text:style-name="P3"><text:span text:style-name="T4"/></text:p>
      <text:p text:style-name="Standard"><text:span text:style-name="T1">ID:</text:span> UI09</text:p>
      <text:p text:style-name="Standard"><text:span text:style-name="T1">Namn:</text:span> <text:span text:style-name="T5">Olika fiendebilder</text:span></text:p>
      <text:p text:style-name="P3"><text:span text:style-name="T7">Beskrivning: </text:span><text:span text:style-name="T4">Fienderna (inklusive bossen) skall kunna skiljas åt med olika bilder.</text:span></text:p>
      <text:p text:style-name="P3"><text:span text:style-name="T4"/></text:p>
      <text:p text:style-name="P3"><text:span text:style-name="T4"/></text:p>
      <text:p text:style-name="P11">Sprint 4<text:span text:style-name="T4">:</text:span></text:p>
      <text:p text:style-name="P11"/>
      <text:p text:style-name="P3"><text:span text:style-name="T7">ID:</text:span><text:span text:style-name="T4"> FR10</text:span></text:p>
      <text:p text:style-name="Standard"><text:span text:style-name="T1">Namn:</text:span> <text:span text:style-name="T5">Highscore</text:span></text:p>
      <text:p text:style-name="Standard"><text:span text:style-name="T1">Beskrivning: </text:span><text:span text:style-name="T4">Poängen man samlat under en spelomgång jämförs med en highscore-lista och sparas om det är tillräckligt högt. Listan skall innehålla 10 platser och lagringen sker i en .dat-fil.</text:span></text:p>
      <text:p text:style-name="P3">Testfall<text:span text:style-name="T4">:<text:tab/> 1. Notera att värden kan läggas till och tas bort från listan</text:span></text:p>
      <text:list xml:id="list1033914757" text:style-name="L8">
        <text:list-item>
          <text:list>
            <text:list-item>
              <text:list>
                <text:list-item>
                  <text:p text:style-name="P4"><text:span text:style-name="T4">Notera att ett lågt värde inte läggs till i listan</text:span></text:p>
                </text:list-item>
              </text:list>
            </text:list-item>
          </text:list>
        </text:list-item>
      </text:list>
      <text:p text:style-name="P3"/>
      <text:p text:style-name="P3"><text:span text:style-name="T7">ID:</text:span><text:span text:style-name="T4"> UI10</text:span></text:p>
      <text:p text:style-name="Standard"><text:span text:style-name="T1">Namn:</text:span> Startm<text:span text:style-name="T5">eny</text:span></text:p>
      <text:p text:style-name="Standard"><text:span text:style-name="T1">Beskrivning: </text:span><text:span text:style-name="T4">När applikationen startas skall en meny med två knappar visas (“New Game” &amp; “Highscore”).</text:span></text:p>
      <text:p text:style-name="P3"><text:span text:style-name="T4"/></text:p>
      <text:p text:style-name="P3"><text:span text:style-name="T7">ID:</text:span><text:span text:style-name="T4"> FR11</text:span></text:p>
      <text:p text:style-name="Standard"><text:span text:style-name="T1">Namn:</text:span> “<text:span text:style-name="T5">New Game”-knapp</text:span></text:p>
      <text:p text:style-name="Standard"><text:span text:style-name="T1">Beskrivning: </text:span><text:span text:style-name="T4">När knappen för “New Game” aktiveras skall ett nytt spel startas.</text:span></text:p>
      <text:p text:style-name="P3">Testfall<text:span text:style-name="T4">:<text:tab/> 1. Notera att första banan startas med rätt antal liv och noll poäng.</text:span></text:p>
      <text:p text:style-name="P3"><text:span text:style-name="T4"/></text:p>
      <text:p text:style-name="P3"><text:span text:style-name="T7">ID:</text:span><text:span text:style-name="T4"> FR12</text:span></text:p>
      <text:p text:style-name="Standard"><text:span text:style-name="T1">Namn:</text:span> “Highscore<text:span text:style-name="T5">”-knapp</text:span></text:p>
      <text:p text:style-name="Standard"><text:span text:style-name="T1">Beskrivning: </text:span><text:span text:style-name="T4">När knappen för “Highscore” aktiveras skall en highscore-lista med de tio bästa poängen visas.</text:span></text:p>
      <text:p text:style-name="P3"><text:soft-page-break/>Testfall<text:span text:style-name="T4">:<text:tab/> 1. Notera att poängen hamnar i rätt ordning.</text:span></text:p>
      <text:p text:style-name="P3"><text:span text:style-name="T4"/></text:p>
      <text:p text:style-name="P3"><text:span text:style-name="T7">ID:</text:span><text:span text:style-name="T4"> FR11</text:span></text:p>
      <text:p text:style-name="Standard"><text:span text:style-name="T1">Namn:</text:span> “<text:span text:style-name="T5">New Game”-knapp</text:span></text:p>
      <text:p text:style-name="Standard"><text:span text:style-name="T1">Beskrivning: </text:span><text:span text:style-name="T4">När knappen för “New Game” aktiveras skall ett nytt spel startas.</text:span></text:p>
      <text:p text:style-name="P3"><text:span text:style-name="T4">Testfall:<text:tab/> 1. Notera att första banan startas med rätt antal liv och noll poäng.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Standard"><text:span text:style-name="T4"/></text:p>
      <text:p text:style-name="Standard"><text:span text:style-name="T1"/></text:p>
      <text:p text:style-name="Standard"><text:span text:style-name="T1"/></text:p>
      <text:p text:style-name="Standard"><text:span text:style-name="T4"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a Lundgren</meta:initial-creator>
    <meta:creation-date>2013-09-17T18:21:50</meta:creation-date>
    <dc:date>2013-09-17T20:21:47</dc:date>
    <dc:creator>Nora Lundgren</dc:creator>
    <meta:editing-duration>PT1H27M46S</meta:editing-duration>
    <meta:editing-cycles>4</meta:editing-cycles>
    <meta:generator>LibreOffice/3.4$Unix LibreOffice_project/340m1$Build-502</meta:generator>
    <meta:document-statistic meta:table-count="0" meta:image-count="0" meta:object-count="0" meta:page-count="4" meta:paragraph-count="100" meta:word-count="816" meta:character-count="5161" meta:non-whitespace-character-count="4434"/>
  </office:meta>
</office:document-meta>
</file>